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scribir test de unidad para min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s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cribir test de unidad para max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 10 minuto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letar el model</text:p>
          </table:table-cell>
          <table:table-cell office:value-type="date" office:date-value="2013-06-06">
            <text:p>06/06/13</text:p>
          </table:table-cell>
          <table:table-cell office:value-type="string">
            <text:p>2 hs</text:p>
          </table:table-cell>
          <table:table-cell office:value-type="string">
            <text:p>6 h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scribir test de unidad para export</text:p>
          </table:table-cell>
          <table:table-cell table:style-name="Default" office:value-type="string">
            <text:p>13/06/13</text:p>
          </table:table-cell>
          <table:table-cell office:value-type="string">
            <text:p>3hs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eer “construyendo con calidad dia tras dia”</text:p>
          </table:table-cell>
          <table:table-cell table:style-name="Default" office:value-type="string">
            <text:p>15/06/13</text:p>
          </table:table-cell>
          <table:table-cell office:value-type="string">
            <text:p>30 minutos</text:p>
          </table:table-cell>
          <table:table-cell office:value-type="string">
            <text:p>45 minutos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acer pasar las features de cucumber #10 de Rene</text:p>
          </table:table-cell>
          <table:table-cell table:style-name="Default" office:value-type="string">
            <text:p>23/06/13</text:p>
          </table:table-cell>
          <table:table-cell office:value-type="string">
            <text:p>30 minutos</text:p>
          </table:table-cell>
          <table:table-cell office:value-type="string">
            <text:p>55 minutos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gregar vistas de feature #10 de Rene</text:p>
          </table:table-cell>
          <table:table-cell table:style-name="Default" office:value-type="string">
            <text:p>23/06/13</text:p>
          </table:table-cell>
          <table:table-cell office:value-type="string">
            <text:p>1h 10minutos</text:p>
          </table:table-cell>
          <table:table-cell office:value-type="string">
            <text:p>3hs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leer Peer Review Formality Spectrum</text:p>
            <text:p/>
          </table:table-cell>
          <table:table-cell table:style-name="Default" office:value-type="string">
            <text:p>24/06/13</text:p>
          </table:table-cell>
          <table:table-cell office:value-type="string">
            <text:p>2hs 30minutos</text:p>
          </table:table-cell>
          <table:table-cell office:value-type="string">
            <text:p>2h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24T14:53:29</dc:date>
    <dc:creator>root </dc:creator>
    <meta:editing-duration>PT1H29M43S</meta:editing-duration>
    <meta:editing-cycles>27</meta:editing-cycles>
    <meta:document-statistic meta:table-count="1" meta:cell-count="124" meta:object-count="0"/>
  </office:meta>
</office:document-meta>
</file>